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RashiNormal" svg:font-family="GuttmanRashi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1df8" officeooo:paragraph-rsid="001cc710" style:font-name-complex="Guttman Vilna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rsid="001f1df8" officeooo:paragraph-rsid="001cc710" style:font-name-complex="Guttman Vilna" style:font-size-complex="30pt"/>
    </style:style>
    <style:style style:name="P3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32pt"/>
    </style:style>
    <style:style style:name="P4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34pt"/>
    </style:style>
    <style:style style:name="P5" style:family="paragraph" style:parent-style-name="Standard">
      <style:paragraph-properties fo:text-align="center" style:justify-single-word="false"/>
      <style:text-properties officeooo:rsid="001cfc57" officeooo:paragraph-rsid="001cfc57" style:font-name-complex="Guttman Vilna" style:font-size-complex="34pt"/>
    </style:style>
    <style:style style:name="P6" style:family="paragraph" style:parent-style-name="Standard">
      <style:paragraph-properties fo:line-height="0.212cm" fo:text-align="center" style:justify-single-word="false"/>
      <style:text-properties officeooo:rsid="001f1df8" officeooo:paragraph-rsid="001cc710" style:font-name-complex="Guttman Vilna" style:font-size-complex="42pt"/>
    </style:style>
    <style:style style:name="P7" style:family="paragraph" style:parent-style-name="Standard">
      <style:paragraph-properties fo:text-align="center" style:justify-single-word="false"/>
      <style:text-properties officeooo:rsid="001f1df8" officeooo:paragraph-rsid="001cc710" style:font-name-complex="Guttman Vilna" style:font-size-complex="52pt"/>
    </style:style>
    <style:style style:name="P8" style:family="paragraph" style:parent-style-name="Standard">
      <style:text-properties officeooo:rsid="001cc710" officeooo:paragraph-rsid="001cc710" style:font-size-complex="14pt"/>
    </style:style>
    <style:style style:name="P9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cc710" style:font-size-asian="7pt" style:font-weight-asian="normal" style:font-name-complex="Guttman Rashi" style:font-size-complex="20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36pt"/>
    </style:style>
    <style:style style:name="P11" style:family="paragraph" style:parent-style-name="Standard">
      <style:paragraph-properties fo:text-align="center" style:justify-single-word="false"/>
      <style:text-properties officeooo:rsid="001cc710" officeooo:paragraph-rsid="001cc710" style:font-name-complex="Guttman Vilna" style:font-size-complex="46pt"/>
    </style:style>
    <style:style style:name="P12" style:family="paragraph" style:parent-style-name="Standard">
      <style:paragraph-properties fo:text-align="end" style:justify-single-word="false"/>
      <style:text-properties officeooo:rsid="001f867a" officeooo:paragraph-rsid="001f867a" style:font-name-complex="Guttman Vilna" style:font-size-complex="18pt"/>
    </style:style>
    <style:style style:name="P13" style:family="paragraph" style:parent-style-name="Standard">
      <style:paragraph-properties fo:text-align="end" style:justify-single-word="false"/>
      <style:text-properties officeooo:rsid="00201578" officeooo:paragraph-rsid="00203c0c" style:font-name-complex="Guttman Vilna" style:font-size-complex="18pt"/>
    </style:style>
    <style:style style:name="P14" style:family="paragraph" style:parent-style-name="Standard">
      <style:paragraph-properties fo:text-align="end" style:justify-single-word="false"/>
      <style:text-properties officeooo:rsid="00203c0c" officeooo:paragraph-rsid="00203c0c" style:font-name-complex="Guttman Vilna" style:font-size-complex="18pt"/>
    </style:style>
    <style:style style:name="P15" style:family="paragraph" style:parent-style-name="Standard">
      <style:paragraph-properties fo:text-align="end" style:justify-single-word="false"/>
      <style:text-properties officeooo:rsid="0021ef6c" officeooo:paragraph-rsid="0021ef6c" style:font-name-complex="Guttman Vilna" style:font-size-complex="18pt"/>
    </style:style>
    <style:style style:name="P16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1cc710" style:font-size-asian="7pt" style:font-weight-asian="normal" style:font-name-complex="Guttman Rashi" style:font-size-complex="20pt" style:font-weight-complex="normal"/>
    </style:style>
    <style:style style:name="T1" style:family="text">
      <style:text-properties style:font-size-asian="10.5pt" style:text-scale="150%"/>
    </style:style>
    <style:style style:name="T2" style:family="text">
      <style:text-properties style:text-scale="150%"/>
    </style:style>
    <style:style style:name="T3" style:family="text">
      <style:text-properties style:font-size-complex="42pt"/>
    </style:style>
    <style:style style:name="T4" style:family="text">
      <style:text-properties style:font-size-complex="36pt"/>
    </style:style>
    <style:style style:name="T5" style:family="text">
      <style:text-properties officeooo:rsid="0037f815"/>
    </style:style>
    <style:style style:name="T6" style:family="text">
      <style:text-properties officeooo:rsid="00386b6e"/>
    </style:style>
    <style:style style:name="T7" style:family="text">
      <style:text-properties officeooo:rsid="00201578"/>
    </style:style>
    <style:style style:name="T8" style:family="text">
      <style:text-properties officeooo:rsid="0021ef6c"/>
    </style:style>
    <style:style style:name="T9" style:family="text">
      <style:text-properties officeooo:rsid="0023dfac"/>
    </style:style>
    <style:style style:name="T10" style:family="text">
      <style:text-properties officeooo:rsid="00254989"/>
    </style:style>
    <style:style style:name="T11" style:family="text">
      <style:text-properties officeooo:rsid="00270b6c"/>
    </style:style>
    <style:style style:name="T12" style:family="text">
      <style:text-properties officeooo:rsid="0028af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בס"ד</text:p>
      <text:p text:style-name="P8"/>
      <text:p text:style-name="P8"/>
      <text:p text:style-name="P8"/>
      <text:p text:style-name="P1"/>
      <text:p text:style-name="P2">ספר</text:p>
      <text:p text:style-name="P6"/>
      <text:p text:style-name="P7">מצהלו<text:span text:style-name="T1">ת</text:span> חתני<text:span text:style-name="T2">ם</text:span>.</text:p>
      <text:p text:style-name="P7"/>
      <text:p text:style-name="P4">למו"הרר <text:span text:style-name="T3">חנוך זונדל בן יוסף</text:span><text:span text:style-name="T4"> "בעל הענפים" זצוקלל"ה זיע"א</text:span></text:p>
      <text:p text:style-name="P10"/>
      <text:p text:style-name="P9">בו כל דיני אירוסין ונישואין בשל<text:span text:style-name="T5">י</text:span>מות. ודיני שבע ברכות.</text:p>
      <text:p text:style-name="P9">ופי’ על שבע ברכות. בו תמצא טעם על כל מנהגים</text:p>
      <text:p text:style-name="P9">שנוהגים <text:span text:style-name="T6">קודם</text:span> החופה. ותחת החופה. ואחר החופה.</text:p>
      <text:p text:style-name="P9">בו יבואר מעלת החתן אם נושא אשה לש"ש ועונש המבטל</text:p>
      <text:p text:style-name="P9">מצות פ"ו. ומעלת השושבינין. ודיני תענית חתן וכלה ביום</text:p>
      <text:p text:style-name="P9">חופתם. ובאיזה ימים אינם צריכין להתענות. ודין שאין</text:p>
      <text:p text:style-name="P9">אומרים תחינה בבי"הכנ שהחתן בו. ועד מתי נקראים</text:p>
      <text:p text:style-name="P9">ז’ ימי המשתה. ודין בעילת מצוה וברכתה. ותוכחת מוסר</text:p>
      <text:p text:style-name="P9">להחתן ולכל אנשי הסעודה. ובאיזה ימים אסור לעשות</text:p>
      <text:p text:style-name="P16">נישואין:</text:p>
      <text:p text:style-name="P10"/>
      <text:p text:style-name="P10"/>
      <text:p text:style-name="P3">הוקלד מחדש על ידי אני הקטן</text:p>
      <text:p text:style-name="P10">דוד בולקא נ"י</text:p>
      <text:p text:style-name="P10"/>
      <text:p text:style-name="P10"/>
      <text:p text:style-name="P10"><text:soft-page-break/></text:p>
      <text:p text:style-name="P12">מעשרים שנה ואילך – ויש גורסים עשרים וארבע.</text:p>
      <text:p text:style-name="P15">שאינו עוסק בפ"ו - <text:s/>כאלו שופך דמים, כאלו <text:span text:style-name="T7">ממעט את הדמות.</text:span></text:p>
      <text:p text:style-name="P13"><text:span text:style-name="T11">שאין לו</text:span> <text:span text:style-name="T8">אשה</text:span> – <text:span text:style-name="T10">שרוי בלא </text:span>טובה, עזר, שמחה, ברכה, כפרה, שלום, אינו אדם שלם, חיים, <text:span text:style-name="T9">וי”א אף ממעט את הדמות</text:span>.</text:p>
      <text:p text:style-name="P14">דרי<text:span text:style-name="T12">ש</text:span>ה – ספר דרישה של.</text:p>
      <text:p text:style-name="P10"/>
      <text:p text:style-name="P10"/>
      <text:p text:style-name="P4"/>
      <text:p text:style-name="P4"/>
      <text:p text:style-name="P5"/>
      <text:p text:style-name="P10"/>
      <text:p text:style-name="P10"/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" svg:font-family="'Guttman Vilna'" style:font-pitch="variable"/>
    <style:font-face style:name="GuttmanRashiNormal" svg:font-family="GuttmanRashi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21:36.209000000</meta:creation-date>
    <dc:date>2020-05-18T12:45:03.090000000</dc:date>
    <meta:editing-duration>P1DT20H5M29S</meta:editing-duration>
    <meta:editing-cycles>10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20" meta:word-count="143" meta:character-count="765" meta:non-whitespace-character-count="638"/>
  </office:meta>
</office:document-meta>
</file>